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table:align="center" style:may-break-between-rows="false"/>
    </style:style>
    <style:style style:name="Table5.A" style:family="table-column">
      <style:table-column-properties style:column-width="1.266in"/>
    </style:style>
    <style:style style:name="Table5.B" style:family="table-column">
      <style:table-column-properties style:column-width="5.6646in"/>
    </style:style>
    <style:style style:name="Table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table:align="center" style:may-break-between-rows="false"/>
    </style:style>
    <style:style style:name="Table6.A" style:family="table-column">
      <style:table-column-properties style:column-width="1.266in"/>
    </style:style>
    <style:style style:name="Table6.B" style:family="table-column">
      <style:table-column-properties style:column-width="5.6646in"/>
    </style:style>
    <style:style style:name="Table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06in" table:align="center" style:may-break-between-rows="false"/>
    </style:style>
    <style:style style:name="Table7.A" style:family="table-column">
      <style:table-column-properties style:column-width="1.266in"/>
    </style:style>
    <style:style style:name="Table7.B" style:family="table-column">
      <style:table-column-properties style:column-width="5.6646in"/>
    </style:style>
    <style:style style:name="Table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06in" table:align="center" style:may-break-between-rows="false"/>
    </style:style>
    <style:style style:name="Table8.A" style:family="table-column">
      <style:table-column-properties style:column-width="1.266in"/>
    </style:style>
    <style:style style:name="Table8.B" style:family="table-column">
      <style:table-column-properties style:column-width="5.6646in"/>
    </style:style>
    <style:style style:name="Table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06in" table:align="center" style:may-break-between-rows="false"/>
    </style:style>
    <style:style style:name="Table9.A" style:family="table-column">
      <style:table-column-properties style:column-width="1.266in"/>
    </style:style>
    <style:style style:name="Table9.B" style:family="table-column">
      <style:table-column-properties style:column-width="5.6646in"/>
    </style:style>
    <style:style style:name="Table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31a27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rsid="0057f69c" officeooo:paragraph-rsid="005a90ed"/>
    </style:style>
    <style:style style:name="P7" style:family="paragraph" style:parent-style-name="Text_20_body">
      <style:text-properties officeooo:rsid="0057f69c" officeooo:paragraph-rsid="005d5fb1"/>
    </style:style>
    <style:style style:name="P8" style:family="paragraph" style:parent-style-name="Text_20_body">
      <style:text-properties officeooo:rsid="005707ca" officeooo:paragraph-rsid="005707ca"/>
    </style:style>
    <style:style style:name="P9" style:family="paragraph" style:parent-style-name="Text_20_body">
      <style:text-properties officeooo:rsid="005a90ed" officeooo:paragraph-rsid="005a90ed"/>
    </style:style>
    <style:style style:name="P10" style:family="paragraph" style:parent-style-name="Text_20_body">
      <style:text-properties officeooo:paragraph-rsid="00605bfb"/>
    </style:style>
    <style:style style:name="P11" style:family="paragraph" style:parent-style-name="Text_20_body">
      <style:text-properties officeooo:paragraph-rsid="00616607"/>
    </style:style>
    <style:style style:name="P12" style:family="paragraph" style:parent-style-name="Text_20_body">
      <style:text-properties officeooo:paragraph-rsid="0062f5e4"/>
    </style:style>
    <style:style style:name="P13" style:family="paragraph" style:parent-style-name="Text_20_body">
      <style:text-properties officeooo:rsid="005eb2a3" officeooo:paragraph-rsid="005eb2a3"/>
    </style:style>
    <style:style style:name="P14" style:family="paragraph" style:parent-style-name="Text_20_body">
      <style:text-properties officeooo:rsid="00605bfb" officeooo:paragraph-rsid="00605bfb"/>
    </style:style>
    <style:style style:name="P15" style:family="paragraph" style:parent-style-name="Text_20_body">
      <style:text-properties officeooo:rsid="00605bfb" officeooo:paragraph-rsid="00616607"/>
    </style:style>
    <style:style style:name="P16" style:family="paragraph" style:parent-style-name="Text_20_body">
      <style:text-properties officeooo:rsid="00616607" officeooo:paragraph-rsid="00616607"/>
    </style:style>
    <style:style style:name="P17" style:family="paragraph" style:parent-style-name="Text_20_body">
      <style:text-properties officeooo:paragraph-rsid="006b6b5a"/>
    </style:style>
    <style:style style:name="P18" style:family="paragraph" style:parent-style-name="Text_20_body">
      <style:text-properties officeooo:paragraph-rsid="006e2d3f"/>
    </style:style>
    <style:style style:name="P19" style:family="paragraph" style:parent-style-name="Text_20_body">
      <style:text-properties officeooo:paragraph-rsid="00713cd1"/>
    </style:style>
    <style:style style:name="P20" style:family="paragraph" style:parent-style-name="Text_20_body">
      <style:text-properties officeooo:paragraph-rsid="0072cbf0"/>
    </style:style>
    <style:style style:name="P21" style:family="paragraph" style:parent-style-name="DocCode">
      <style:text-properties officeooo:rsid="005a90ed" officeooo:paragraph-rsid="005a90ed"/>
    </style:style>
    <style:style style:name="P22" style:family="paragraph" style:parent-style-name="DocCode">
      <style:text-properties officeooo:rsid="0062f5e4" officeooo:paragraph-rsid="0062f5e4"/>
    </style:style>
    <style:style style:name="P23" style:family="paragraph" style:parent-style-name="DocCode">
      <style:text-properties fo:font-weight="bold" officeooo:paragraph-rsid="00642f85" style:font-weight-asian="bold" style:font-weight-complex="bold"/>
    </style:style>
    <style:style style:name="P24" style:family="paragraph" style:parent-style-name="DocCode">
      <style:text-properties officeooo:paragraph-rsid="006e9574"/>
    </style:style>
    <style:style style:name="P25" style:family="paragraph" style:parent-style-name="DocCode">
      <style:text-properties officeooo:paragraph-rsid="006fd5b4"/>
    </style:style>
    <style:style style:name="P26" style:family="paragraph" style:parent-style-name="DocCode">
      <style:text-properties fo:font-weight="normal" officeooo:paragraph-rsid="006fd5b4" style:font-weight-asian="normal" style:font-weight-complex="normal"/>
    </style:style>
    <style:style style:name="P27" style:family="paragraph" style:parent-style-name="DocTableText">
      <style:text-properties officeooo:rsid="005a90ed"/>
    </style:style>
    <style:style style:name="P28" style:family="paragraph" style:parent-style-name="DocTableText">
      <style:text-properties officeooo:rsid="005a90ed" officeooo:paragraph-rsid="00605bfb"/>
    </style:style>
    <style:style style:name="P29" style:family="paragraph" style:parent-style-name="DocTableText">
      <style:text-properties officeooo:rsid="005a90ed" officeooo:paragraph-rsid="00616607"/>
    </style:style>
    <style:style style:name="P30" style:family="paragraph" style:parent-style-name="DocTableText">
      <style:text-properties officeooo:rsid="005a90ed" officeooo:paragraph-rsid="0062f5e4"/>
    </style:style>
    <style:style style:name="P31" style:family="paragraph" style:parent-style-name="DocTableText">
      <style:text-properties officeooo:rsid="005a90ed" officeooo:paragraph-rsid="00631a27"/>
    </style:style>
    <style:style style:name="P32" style:family="paragraph" style:parent-style-name="DocTableText">
      <style:text-properties officeooo:rsid="005a90ed" officeooo:paragraph-rsid="006cb9d9"/>
    </style:style>
    <style:style style:name="P33" style:family="paragraph" style:parent-style-name="DocTableText">
      <style:text-properties officeooo:rsid="005a90ed" officeooo:paragraph-rsid="006e2d3f"/>
    </style:style>
    <style:style style:name="P34" style:family="paragraph" style:parent-style-name="DocTableText">
      <style:text-properties officeooo:rsid="005a90ed" officeooo:paragraph-rsid="0072cbf0"/>
    </style:style>
    <style:style style:name="P35" style:family="paragraph" style:parent-style-name="DocTableText">
      <style:text-properties officeooo:rsid="005babdf"/>
    </style:style>
    <style:style style:name="P36" style:family="paragraph" style:parent-style-name="DocTableText">
      <style:text-properties officeooo:rsid="005babdf" officeooo:paragraph-rsid="005babdf"/>
    </style:style>
    <style:style style:name="P37" style:family="paragraph" style:parent-style-name="DocTableText">
      <style:text-properties officeooo:rsid="005babdf" officeooo:paragraph-rsid="00616607"/>
    </style:style>
    <style:style style:name="P38" style:family="paragraph" style:parent-style-name="DocTableText">
      <style:text-properties officeooo:rsid="005babdf" officeooo:paragraph-rsid="0062f5e4"/>
    </style:style>
    <style:style style:name="P39" style:family="paragraph" style:parent-style-name="DocTableText">
      <style:text-properties officeooo:rsid="005babdf" officeooo:paragraph-rsid="006cb9d9"/>
    </style:style>
    <style:style style:name="P40" style:family="paragraph" style:parent-style-name="DocTableText">
      <style:text-properties officeooo:rsid="005babdf" officeooo:paragraph-rsid="006e2d3f"/>
    </style:style>
    <style:style style:name="P41" style:family="paragraph" style:parent-style-name="DocTableText">
      <style:text-properties officeooo:rsid="005babdf" officeooo:paragraph-rsid="0072cbf0"/>
    </style:style>
    <style:style style:name="P42" style:family="paragraph" style:parent-style-name="DocTableText">
      <style:text-properties officeooo:paragraph-rsid="00605bfb"/>
    </style:style>
    <style:style style:name="P43" style:family="paragraph" style:parent-style-name="DocTableText">
      <style:text-properties officeooo:paragraph-rsid="00616607"/>
    </style:style>
    <style:style style:name="P44" style:family="paragraph" style:parent-style-name="DocTableText">
      <style:text-properties officeooo:paragraph-rsid="0062f5e4"/>
    </style:style>
    <style:style style:name="P45" style:family="paragraph" style:parent-style-name="DocTableText">
      <style:text-properties officeooo:rsid="005d5fb1" officeooo:paragraph-rsid="005d5fb1"/>
    </style:style>
    <style:style style:name="P46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47" style:family="paragraph" style:parent-style-name="DocTableText">
      <style:text-properties officeooo:rsid="005eb2a3" officeooo:paragraph-rsid="005eb2a3"/>
    </style:style>
    <style:style style:name="P48" style:family="paragraph" style:parent-style-name="DocTableText">
      <style:text-properties officeooo:rsid="005eb2a3" officeooo:paragraph-rsid="00605bfb"/>
    </style:style>
    <style:style style:name="P49" style:family="paragraph" style:parent-style-name="DocTableText">
      <style:text-properties officeooo:rsid="005eb2a3" officeooo:paragraph-rsid="00616607"/>
    </style:style>
    <style:style style:name="P50" style:family="paragraph" style:parent-style-name="DocTableText">
      <style:text-properties officeooo:rsid="005eb2a3" officeooo:paragraph-rsid="0062f5e4"/>
    </style:style>
    <style:style style:name="P51" style:family="paragraph" style:parent-style-name="DocTableText">
      <style:text-properties officeooo:rsid="005eb2a3" officeooo:paragraph-rsid="00631a27"/>
    </style:style>
    <style:style style:name="P52" style:family="paragraph" style:parent-style-name="DocTableText">
      <style:text-properties officeooo:rsid="005eb2a3" officeooo:paragraph-rsid="006cb9d9"/>
    </style:style>
    <style:style style:name="P53" style:family="paragraph" style:parent-style-name="DocTableText">
      <style:text-properties officeooo:rsid="005eb2a3" officeooo:paragraph-rsid="006e2d3f"/>
    </style:style>
    <style:style style:name="P54" style:family="paragraph" style:parent-style-name="DocTableText">
      <style:text-properties officeooo:rsid="005eb2a3" officeooo:paragraph-rsid="0072cbf0"/>
    </style:style>
    <style:style style:name="P55" style:family="paragraph" style:parent-style-name="DocTableText">
      <style:text-properties officeooo:rsid="00605bfb" officeooo:paragraph-rsid="00605bfb"/>
    </style:style>
    <style:style style:name="P56" style:family="paragraph" style:parent-style-name="DocTableText">
      <style:text-properties officeooo:rsid="00605bfb" officeooo:paragraph-rsid="00616607"/>
    </style:style>
    <style:style style:name="P57" style:family="paragraph" style:parent-style-name="DocTableText">
      <style:text-properties officeooo:rsid="00605bfb" officeooo:paragraph-rsid="0062f5e4"/>
    </style:style>
    <style:style style:name="P58" style:family="paragraph" style:parent-style-name="DocTableText">
      <style:text-properties officeooo:rsid="00605bfb" officeooo:paragraph-rsid="00631a27"/>
    </style:style>
    <style:style style:name="P59" style:family="paragraph" style:parent-style-name="DocTableText">
      <style:text-properties officeooo:rsid="00605bfb" officeooo:paragraph-rsid="006cb9d9"/>
    </style:style>
    <style:style style:name="P60" style:family="paragraph" style:parent-style-name="DocTableText">
      <style:text-properties officeooo:rsid="00605bfb" officeooo:paragraph-rsid="006e2d3f"/>
    </style:style>
    <style:style style:name="P61" style:family="paragraph" style:parent-style-name="DocTableText">
      <style:text-properties officeooo:rsid="00605bfb" officeooo:paragraph-rsid="0072cbf0"/>
    </style:style>
    <style:style style:name="P62" style:family="paragraph" style:parent-style-name="DocTableText">
      <style:text-properties officeooo:rsid="00616607" officeooo:paragraph-rsid="00616607"/>
    </style:style>
    <style:style style:name="P63" style:family="paragraph" style:parent-style-name="DocTableText">
      <style:text-properties officeooo:rsid="00616607" officeooo:paragraph-rsid="0062f5e4"/>
    </style:style>
    <style:style style:name="P64" style:family="paragraph" style:parent-style-name="DocTableText">
      <style:text-properties officeooo:rsid="00616607" officeooo:paragraph-rsid="00631a27"/>
    </style:style>
    <style:style style:name="P65" style:family="paragraph" style:parent-style-name="DocTableText">
      <style:text-properties officeooo:rsid="00616607" officeooo:paragraph-rsid="006e2d3f"/>
    </style:style>
    <style:style style:name="P66" style:family="paragraph" style:parent-style-name="DocTableText">
      <style:text-properties officeooo:paragraph-rsid="00631a27"/>
    </style:style>
    <style:style style:name="P67" style:family="paragraph" style:parent-style-name="DocTableText">
      <style:text-properties officeooo:paragraph-rsid="006cb9d9"/>
    </style:style>
    <style:style style:name="P68" style:family="paragraph" style:parent-style-name="DocTableText">
      <style:text-properties officeooo:paragraph-rsid="006e2d3f"/>
    </style:style>
    <style:style style:name="P69" style:family="paragraph" style:parent-style-name="DocTableText">
      <style:text-properties officeooo:paragraph-rsid="0072cbf0"/>
    </style:style>
    <style:style style:name="P70" style:family="paragraph" style:parent-style-name="DocCaption">
      <style:text-properties officeooo:paragraph-rsid="00605bfb"/>
    </style:style>
    <style:style style:name="P71" style:family="paragraph" style:parent-style-name="DocCaption">
      <style:text-properties officeooo:paragraph-rsid="00616607"/>
    </style:style>
    <style:style style:name="P72" style:family="paragraph" style:parent-style-name="DocCaption">
      <style:text-properties officeooo:paragraph-rsid="0062f5e4"/>
    </style:style>
    <style:style style:name="P73" style:family="paragraph" style:parent-style-name="DocCaption">
      <style:text-properties officeooo:paragraph-rsid="00631a27"/>
    </style:style>
    <style:style style:name="P74" style:family="paragraph" style:parent-style-name="DocCaption">
      <style:text-properties officeooo:paragraph-rsid="006cb9d9"/>
    </style:style>
    <style:style style:name="P75" style:family="paragraph" style:parent-style-name="DocCaption">
      <style:text-properties officeooo:paragraph-rsid="006e2d3f"/>
    </style:style>
    <style:style style:name="P76" style:family="paragraph" style:parent-style-name="DocCaption">
      <style:text-properties officeooo:paragraph-rsid="0072cbf0"/>
    </style:style>
    <style:style style:name="P77" style:family="paragraph" style:parent-style-name="DocText">
      <style:text-properties officeooo:rsid="005a90ed" officeooo:paragraph-rsid="005a90ed"/>
    </style:style>
    <style:style style:name="P78" style:family="paragraph" style:parent-style-name="DocText">
      <style:text-properties officeooo:rsid="0062f5e4"/>
    </style:style>
    <style:style style:name="P79" style:family="paragraph" style:parent-style-name="DocText">
      <style:text-properties fo:font-weight="bold" style:font-weight-asian="bold" style:font-weight-complex="bold"/>
    </style:style>
    <style:style style:name="P80" style:family="paragraph" style:parent-style-name="DocText">
      <style:text-properties officeooo:paragraph-rsid="006e2d3f"/>
    </style:style>
    <style:style style:name="P81" style:family="paragraph" style:parent-style-name="DocWarning">
      <style:text-properties officeooo:paragraph-rsid="006e2d3f"/>
    </style:style>
    <style:style style:name="P82" style:family="paragraph" style:parent-style-name="DocTableText">
      <style:text-properties officeooo:rsid="0066a600" officeooo:paragraph-rsid="0066a600"/>
    </style:style>
    <style:style style:name="P83" style:family="paragraph" style:parent-style-name="DocTableText">
      <style:text-properties officeooo:rsid="0066a600" officeooo:paragraph-rsid="006cb9d9"/>
    </style:style>
    <style:style style:name="P84" style:family="paragraph" style:parent-style-name="DocTableText">
      <style:text-properties officeooo:rsid="0066a600" officeooo:paragraph-rsid="006e2d3f"/>
    </style:style>
    <style:style style:name="P85" style:family="paragraph" style:parent-style-name="DocTableText">
      <style:text-properties officeooo:rsid="0066a600" officeooo:paragraph-rsid="0072cbf0"/>
    </style:style>
    <style:style style:name="P86" style:family="paragraph" style:parent-style-name="DocTableText">
      <style:text-properties officeooo:rsid="0066a600" officeooo:paragraph-rsid="0075ae38"/>
    </style:style>
    <style:style style:name="P87" style:family="paragraph" style:parent-style-name="DocTableText">
      <style:text-properties officeooo:rsid="006a1b36" officeooo:paragraph-rsid="006a1b36"/>
    </style:style>
    <style:style style:name="P88" style:family="paragraph" style:parent-style-name="DocTableText">
      <style:text-properties officeooo:rsid="006a1b36" officeooo:paragraph-rsid="0075ae38"/>
    </style:style>
    <style:style style:name="P89" style:family="paragraph" style:parent-style-name="DocTableText">
      <style:text-properties officeooo:rsid="00631a27" officeooo:paragraph-rsid="00631a27"/>
    </style:style>
    <style:style style:name="P90" style:family="paragraph" style:parent-style-name="DocTableText">
      <style:text-properties officeooo:rsid="00631a27" officeooo:paragraph-rsid="006cb9d9"/>
    </style:style>
    <style:style style:name="P91" style:family="paragraph" style:parent-style-name="DocTableText">
      <style:text-properties officeooo:rsid="00631a27" officeooo:paragraph-rsid="006e2d3f"/>
    </style:style>
    <style:style style:name="P92" style:family="paragraph" style:parent-style-name="DocTableText">
      <style:text-properties officeooo:rsid="006cb9d9" officeooo:paragraph-rsid="006cb9d9"/>
    </style:style>
    <style:style style:name="P93" style:family="paragraph" style:parent-style-name="DocTableText">
      <style:text-properties officeooo:rsid="006cb9d9" officeooo:paragraph-rsid="006e2d3f"/>
    </style:style>
    <style:style style:name="P94" style:family="paragraph" style:parent-style-name="DocTableText">
      <style:text-properties officeooo:rsid="006e2d3f" officeooo:paragraph-rsid="006e2d3f"/>
    </style:style>
    <style:style style:name="P95" style:family="paragraph" style:parent-style-name="DocTableText">
      <style:text-properties style:font-name="Arial1" officeooo:rsid="0072cbf0" officeooo:paragraph-rsid="0072cbf0"/>
    </style:style>
    <style:style style:name="P96" style:family="paragraph" style:parent-style-name="DocTableText">
      <style:text-properties officeooo:rsid="0072cbf0" officeooo:paragraph-rsid="0072cbf0"/>
    </style:style>
    <style:style style:name="P97" style:family="paragraph" style:parent-style-name="DocTableText">
      <style:text-properties officeooo:rsid="005a90ed" officeooo:paragraph-rsid="0075ae38"/>
    </style:style>
    <style:style style:name="P98" style:family="paragraph" style:parent-style-name="DocTableText">
      <style:text-properties officeooo:rsid="005babdf" officeooo:paragraph-rsid="0075ae38"/>
    </style:style>
    <style:style style:name="P99" style:family="paragraph" style:parent-style-name="DocTableText">
      <style:text-properties officeooo:rsid="005eb2a3" officeooo:paragraph-rsid="0075ae38"/>
    </style:style>
    <style:style style:name="P100" style:family="paragraph" style:parent-style-name="DocTableText">
      <style:text-properties officeooo:rsid="00605bfb" officeooo:paragraph-rsid="0075ae38"/>
    </style:style>
    <style:style style:name="P101" style:family="paragraph" style:parent-style-name="DocTableText">
      <style:text-properties officeooo:rsid="00616607" officeooo:paragraph-rsid="0075ae38"/>
    </style:style>
    <style:style style:name="P102" style:family="paragraph" style:parent-style-name="DocTableText">
      <style:text-properties officeooo:paragraph-rsid="0075ae38"/>
    </style:style>
    <style:style style:name="P103" style:family="paragraph" style:parent-style-name="DocWarning">
      <style:text-properties officeooo:rsid="00631a27" officeooo:paragraph-rsid="00631a27"/>
    </style:style>
    <style:style style:name="P104" style:family="paragraph" style:parent-style-name="DocWarning">
      <style:text-properties officeooo:rsid="006d3975"/>
    </style:style>
    <style:style style:name="P105" style:family="paragraph" style:parent-style-name="DocCode">
      <style:text-properties fo:font-weight="normal" officeooo:rsid="00642f85" officeooo:paragraph-rsid="00642f85" style:font-weight-asian="normal" style:font-weight-complex="normal"/>
    </style:style>
    <style:style style:name="P106" style:family="paragraph" style:parent-style-name="DocCode">
      <style:text-properties fo:font-weight="normal" officeooo:rsid="006e2d3f" style:font-weight-asian="normal" style:font-weight-complex="normal"/>
    </style:style>
    <style:style style:name="P107" style:family="paragraph" style:parent-style-name="DocCode">
      <style:text-properties fo:font-weight="normal" officeooo:rsid="006e2d3f" officeooo:paragraph-rsid="006fd5b4" style:font-weight-asian="normal" style:font-weight-complex="normal"/>
    </style:style>
    <style:style style:name="P108" style:family="paragraph" style:parent-style-name="DocCode">
      <style:text-properties fo:font-weight="normal" officeooo:rsid="006fd5b4" style:font-weight-asian="normal" style:font-weight-complex="normal"/>
    </style:style>
    <style:style style:name="P109" style:family="paragraph" style:parent-style-name="DocCode">
      <style:text-properties officeooo:rsid="006cb9d9"/>
    </style:style>
    <style:style style:name="P110" style:family="paragraph" style:parent-style-name="DocCode">
      <style:text-properties officeooo:rsid="006cb9d9" officeooo:paragraph-rsid="006cb9d9"/>
    </style:style>
    <style:style style:name="P111" style:family="paragraph" style:parent-style-name="DocCode">
      <style:text-properties officeooo:rsid="006cb9d9" officeooo:paragraph-rsid="006d18d6"/>
    </style:style>
    <style:style style:name="P112" style:family="paragraph" style:parent-style-name="DocCode">
      <style:text-properties officeooo:rsid="006d3975"/>
    </style:style>
    <style:style style:name="P113" style:family="paragraph" style:parent-style-name="DocCode">
      <style:text-properties officeooo:rsid="006e2d3f"/>
    </style:style>
    <style:style style:name="P114" style:family="paragraph" style:parent-style-name="DocCode">
      <style:text-properties officeooo:rsid="006e2d3f" officeooo:paragraph-rsid="006e9574"/>
    </style:style>
    <style:style style:name="P115" style:family="paragraph" style:parent-style-name="DocCode">
      <style:text-properties officeooo:rsid="006e2d3f" officeooo:paragraph-rsid="006fd5b4"/>
    </style:style>
    <style:style style:name="P116" style:family="paragraph" style:parent-style-name="DocCode">
      <style:text-properties officeooo:rsid="00737d73"/>
    </style:style>
    <style:style style:name="P117" style:family="paragraph" style:parent-style-name="DocCode">
      <style:text-properties officeooo:rsid="00616607" officeooo:paragraph-rsid="0075ae38"/>
    </style:style>
    <style:style style:name="P118" style:family="paragraph" style:parent-style-name="DocCode">
      <style:text-properties officeooo:rsid="005a90ed" officeooo:paragraph-rsid="0075ae38"/>
    </style:style>
    <style:style style:name="P119" style:family="paragraph" style:parent-style-name="DocCode">
      <style:text-properties officeooo:rsid="0062f5e4" officeooo:paragraph-rsid="0075ae38"/>
    </style:style>
    <style:style style:name="P120" style:family="paragraph" style:parent-style-name="DocHeading2">
      <style:text-properties officeooo:rsid="005a90ed" officeooo:paragraph-rsid="005a90ed"/>
    </style:style>
    <style:style style:name="P121" style:family="paragraph" style:parent-style-name="DocHeading2">
      <style:text-properties officeooo:rsid="005a90ed" officeooo:paragraph-rsid="0075ae38"/>
    </style:style>
    <style:style style:name="P122" style:family="paragraph" style:parent-style-name="DocHeading2">
      <style:text-properties officeooo:rsid="005eb2a3"/>
    </style:style>
    <style:style style:name="P123" style:family="paragraph" style:parent-style-name="DocHeading2">
      <style:text-properties officeooo:rsid="005eb2a3" officeooo:paragraph-rsid="0075ae38"/>
    </style:style>
    <style:style style:name="P124" style:family="paragraph" style:parent-style-name="Standard">
      <style:text-properties officeooo:paragraph-rsid="0075ae38"/>
    </style:style>
    <style:style style:name="P12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26" style:family="paragraph" style:parent-style-name="DocCaption">
      <style:text-properties officeooo:paragraph-rsid="0075ae38"/>
    </style:style>
    <style:style style:name="P127" style:family="paragraph" style:parent-style-name="DocText">
      <style:text-properties fo:font-weight="bold" officeooo:rsid="00642f85" style:font-weight-asian="bold" style:font-weight-complex="bold"/>
    </style:style>
    <style:style style:name="P128" style:family="paragraph" style:parent-style-name="DocText">
      <style:text-properties fo:font-weight="bold" officeooo:rsid="00642f85" officeooo:paragraph-rsid="00642f85" style:font-weight-asian="bold" style:font-weight-complex="bold"/>
    </style:style>
    <style:style style:name="P129" style:family="paragraph" style:parent-style-name="DocText">
      <style:text-properties fo:font-weight="bold" officeooo:rsid="006cb9d9" style:font-weight-asian="bold" style:font-weight-complex="bold"/>
    </style:style>
    <style:style style:name="P130" style:family="paragraph" style:parent-style-name="DocText">
      <style:text-properties fo:font-weight="bold" officeooo:rsid="006cb9d9" officeooo:paragraph-rsid="006cb9d9" style:font-weight-asian="bold" style:font-weight-complex="bold"/>
    </style:style>
    <style:style style:name="P131" style:family="paragraph" style:parent-style-name="DocText">
      <style:text-properties fo:font-weight="bold" officeooo:rsid="006cb9d9" officeooo:paragraph-rsid="006e2d3f" style:font-weight-asian="bold" style:font-weight-complex="bold"/>
    </style:style>
    <style:style style:name="P132" style:family="paragraph" style:parent-style-name="DocText">
      <style:text-properties fo:font-weight="bold" officeooo:rsid="006d3975" officeooo:paragraph-rsid="006d3975" style:font-weight-asian="bold" style:font-weight-complex="bold"/>
    </style:style>
    <style:style style:name="P133" style:family="paragraph" style:parent-style-name="DocText">
      <style:text-properties fo:font-weight="bold" officeooo:rsid="006d3975" officeooo:paragraph-rsid="006e2d3f" style:font-weight-asian="bold" style:font-weight-complex="bold"/>
    </style:style>
    <style:style style:name="P134" style:family="paragraph" style:parent-style-name="DocText">
      <style:text-properties fo:font-weight="bold" officeooo:rsid="0072cbf0" style:font-weight-asian="bold" style:font-weight-complex="bold"/>
    </style:style>
    <style:style style:name="P135" style:family="paragraph" style:parent-style-name="DocText">
      <style:text-properties fo:font-weight="normal" officeooo:rsid="00642f85" officeooo:paragraph-rsid="00642f85" style:font-weight-asian="normal" style:font-weight-complex="normal"/>
    </style:style>
    <style:style style:name="P136" style:family="paragraph" style:parent-style-name="DocText">
      <style:text-properties fo:font-weight="normal" officeooo:rsid="00631a27" style:font-weight-asian="normal" style:font-weight-complex="normal"/>
    </style:style>
    <style:style style:name="P137" style:family="paragraph" style:parent-style-name="DocText">
      <style:text-properties fo:font-weight="normal" officeooo:rsid="00631a27" officeooo:paragraph-rsid="006e2d3f" style:font-weight-asian="normal" style:font-weight-complex="normal"/>
    </style:style>
    <style:style style:name="P138" style:family="paragraph" style:parent-style-name="DocText">
      <style:text-properties fo:font-weight="normal" officeooo:rsid="00631a27" officeooo:paragraph-rsid="0072cbf0" style:font-weight-asian="normal" style:font-weight-complex="normal"/>
    </style:style>
    <style:style style:name="P139" style:family="paragraph" style:parent-style-name="DocText">
      <style:text-properties fo:font-weight="normal" officeooo:rsid="006cb9d9" style:font-weight-asian="normal" style:font-weight-complex="normal"/>
    </style:style>
    <style:style style:name="P140" style:family="paragraph" style:parent-style-name="DocText">
      <style:text-properties officeooo:rsid="006cb9d9"/>
    </style:style>
    <style:style style:name="P141" style:family="paragraph" style:parent-style-name="DocText">
      <style:text-properties officeooo:rsid="006cb9d9" officeooo:paragraph-rsid="006cb9d9"/>
    </style:style>
    <style:style style:name="P142" style:family="paragraph" style:parent-style-name="DocText">
      <style:text-properties officeooo:rsid="006cb9d9" officeooo:paragraph-rsid="006d18d6"/>
    </style:style>
    <style:style style:name="P143" style:family="paragraph" style:parent-style-name="DocText">
      <style:text-properties officeooo:rsid="006cb9d9" officeooo:paragraph-rsid="006e2d3f"/>
    </style:style>
    <style:style style:name="P144" style:family="paragraph" style:parent-style-name="DocText">
      <style:text-properties officeooo:rsid="006d3975" officeooo:paragraph-rsid="006d3975"/>
    </style:style>
    <style:style style:name="P145" style:family="paragraph" style:parent-style-name="DocText" style:list-style-name="L4">
      <style:text-properties officeooo:rsid="006d3975" officeooo:paragraph-rsid="006d3975"/>
    </style:style>
    <style:style style:name="P146" style:family="paragraph" style:parent-style-name="DocText" style:list-style-name="L4">
      <style:text-properties officeooo:rsid="006ed611" officeooo:paragraph-rsid="006ed611"/>
    </style:style>
    <style:style style:name="P147" style:family="paragraph" style:parent-style-name="DocText">
      <style:text-properties officeooo:rsid="005a90ed" officeooo:paragraph-rsid="0075ae38"/>
    </style:style>
    <style:style style:name="P148" style:family="paragraph" style:parent-style-name="DocText">
      <style:text-properties officeooo:rsid="0062f5e4" officeooo:paragraph-rsid="0075ae38"/>
    </style:style>
    <style:style style:name="P149" style:family="paragraph" style:parent-style-name="DocHeading1">
      <style:text-properties officeooo:rsid="005d5fb1" officeooo:paragraph-rsid="005d5fb1"/>
    </style:style>
    <style:style style:name="P150" style:family="paragraph" style:parent-style-name="DocHeading1">
      <style:text-properties officeooo:rsid="005a90ed" officeooo:paragraph-rsid="0075ae38"/>
    </style:style>
    <style:style style:name="P151" style:family="paragraph" style:parent-style-name="DocHeading1">
      <style:text-properties officeooo:rsid="005eb2a3" officeooo:paragraph-rsid="005eb2a3"/>
    </style:style>
    <style:style style:name="P152" style:family="paragraph" style:parent-style-name="DocHeading1">
      <style:text-properties officeooo:rsid="005eb2a3" officeooo:paragraph-rsid="0075ae38"/>
    </style:style>
    <style:style style:name="P153" style:family="paragraph" style:parent-style-name="DocHeading1">
      <style:text-properties officeooo:paragraph-rsid="0075ae38"/>
    </style:style>
    <style:style style:name="P154" style:family="paragraph" style:parent-style-name="Text_20_body" style:list-style-name="L1">
      <style:text-properties officeooo:rsid="005a90ed" officeooo:paragraph-rsid="005a90ed"/>
    </style:style>
    <style:style style:name="P155" style:family="paragraph" style:parent-style-name="Text_20_body" style:list-style-name="L5">
      <style:text-properties officeooo:rsid="005a90ed" officeooo:paragraph-rsid="0075ae38"/>
    </style:style>
    <style:style style:name="P156" style:family="paragraph" style:parent-style-name="Text_20_body">
      <style:text-properties officeooo:rsid="005a90ed" officeooo:paragraph-rsid="0075ae38"/>
    </style:style>
    <style:style style:name="P157" style:family="paragraph" style:parent-style-name="Text_20_body">
      <style:text-properties officeooo:rsid="00631a27" officeooo:paragraph-rsid="00631a27"/>
    </style:style>
    <style:style style:name="P158" style:family="paragraph" style:parent-style-name="Text_20_body" style:list-style-name="L2">
      <style:text-properties officeooo:rsid="00631a27" officeooo:paragraph-rsid="00631a27"/>
    </style:style>
    <style:style style:name="P159" style:family="paragraph" style:parent-style-name="Text_20_body" style:list-style-name="L3">
      <style:text-properties officeooo:rsid="00631a27" officeooo:paragraph-rsid="00631a27"/>
    </style:style>
    <style:style style:name="P160" style:family="paragraph" style:parent-style-name="Text_20_body" style:list-style-name="L3">
      <style:text-properties officeooo:paragraph-rsid="00631a27"/>
    </style:style>
    <style:style style:name="P161" style:family="paragraph" style:parent-style-name="Text_20_body">
      <style:text-properties fo:font-weight="normal" officeooo:rsid="006b6b5a" officeooo:paragraph-rsid="006b6b5a" style:font-weight-asian="normal" style:font-weight-complex="normal"/>
    </style:style>
    <style:style style:name="P162" style:family="paragraph" style:parent-style-name="Text_20_body">
      <style:text-properties officeooo:rsid="0057f69c" officeooo:paragraph-rsid="0075ae38"/>
    </style:style>
    <style:style style:name="P163" style:family="paragraph" style:parent-style-name="Text_20_body">
      <style:text-properties officeooo:rsid="005707ca" officeooo:paragraph-rsid="0075ae38"/>
    </style:style>
    <style:style style:name="P164" style:family="paragraph" style:parent-style-name="Text_20_body">
      <style:text-properties officeooo:rsid="005eb2a3" officeooo:paragraph-rsid="0075ae38"/>
    </style:style>
    <style:style style:name="P165" style:family="paragraph" style:parent-style-name="Text_20_body">
      <style:text-properties officeooo:rsid="00605bfb" officeooo:paragraph-rsid="0075ae38"/>
    </style:style>
    <style:style style:name="P166" style:family="paragraph" style:parent-style-name="Text_20_body">
      <style:text-properties fo:font-weight="bold" officeooo:rsid="0062f5e4" officeooo:paragraph-rsid="0075ae38" style:font-weight-asian="bold" style:font-weight-complex="bold"/>
    </style:style>
    <style:style style:name="P167" style:family="paragraph" style:parent-style-name="Text_20_body">
      <style:text-properties fo:font-weight="bold" officeooo:rsid="00616607" officeooo:paragraph-rsid="0075ae38" style:font-weight-asian="bold" style:font-weight-complex="bold"/>
    </style:style>
    <style:style style:name="P168" style:family="paragraph" style:parent-style-name="Text_20_body">
      <style:text-properties officeooo:rsid="00616607" officeooo:paragraph-rsid="0075ae38"/>
    </style:style>
    <style:style style:name="P169" style:family="paragraph" style:parent-style-name="Text_20_body">
      <style:text-properties officeooo:rsid="00616607" officeooo:paragraph-rsid="00616607"/>
    </style:style>
    <style:style style:name="P170" style:family="paragraph" style:parent-style-name="Text_20_body">
      <style:text-properties officeooo:paragraph-rsid="0075ae38"/>
    </style:style>
    <style:style style:name="P171" style:family="paragraph" style:parent-style-name="DocHeading3">
      <style:text-properties officeooo:rsid="005a90ed" officeooo:paragraph-rsid="005a90ed"/>
    </style:style>
    <style:style style:name="P172" style:family="paragraph" style:parent-style-name="DocHeading3">
      <style:text-properties officeooo:rsid="005a90ed" officeooo:paragraph-rsid="0075ae38"/>
    </style:style>
    <style:style style:name="P173" style:family="paragraph" style:parent-style-name="DocHeading3">
      <style:text-properties officeooo:rsid="005eb2a3"/>
    </style:style>
    <style:style style:name="P174" style:family="paragraph" style:parent-style-name="DocHeading3">
      <style:text-properties officeooo:rsid="005eb2a3" officeooo:paragraph-rsid="0075ae38"/>
    </style:style>
    <style:style style:name="P175" style:family="paragraph" style:parent-style-name="DocHeading3">
      <style:text-properties officeooo:rsid="00631a27" officeooo:paragraph-rsid="00631a27"/>
    </style:style>
    <style:style style:name="P176" style:family="paragraph" style:parent-style-name="DocHeading3">
      <style:text-properties fo:font-weight="normal" officeooo:rsid="0066a600" officeooo:paragraph-rsid="0066a600" style:font-weight-asian="normal" style:font-weight-complex="normal"/>
    </style:style>
    <style:style style:name="P177" style:family="paragraph" style:parent-style-name="DocHeading3">
      <style:text-properties officeooo:rsid="006dde0f" officeooo:paragraph-rsid="006dde0f"/>
    </style:style>
    <style:style style:name="P178" style:family="paragraph" style:parent-style-name="DocHeading3">
      <style:text-properties officeooo:paragraph-rsid="0075ae3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31a27"/>
    </style:style>
    <style:style style:name="T9" style:family="text">
      <style:text-properties officeooo:rsid="00642f85"/>
    </style:style>
    <style:style style:name="T10" style:family="text">
      <style:text-properties fo:font-weight="normal" officeooo:rsid="00642f85" style:font-weight-asian="normal" style:font-weight-complex="normal"/>
    </style:style>
    <style:style style:name="T11" style:family="text">
      <style:text-properties fo:font-weight="normal" officeooo:rsid="0064daae" style:font-weight-asian="normal" style:font-weight-complex="normal"/>
    </style:style>
    <style:style style:name="T12" style:family="text">
      <style:text-properties fo:font-weight="normal" officeooo:rsid="006b6b5a" style:font-weight-asian="normal" style:font-weight-complex="normal"/>
    </style:style>
    <style:style style:name="T13" style:family="text">
      <style:text-properties fo:font-weight="normal" officeooo:rsid="006cb9d9" style:font-weight-asian="normal" style:font-weight-complex="normal"/>
    </style:style>
    <style:style style:name="T14" style:family="text">
      <style:text-properties fo:font-weight="normal" officeooo:rsid="006e2d3f" style:font-weight-asian="normal" style:font-weight-complex="normal"/>
    </style:style>
    <style:style style:name="T15" style:family="text">
      <style:text-properties officeooo:rsid="0064daae"/>
    </style:style>
    <style:style style:name="T16" style:family="text">
      <style:text-properties officeooo:rsid="006cb9d9"/>
    </style:style>
    <style:style style:name="T17" style:family="text">
      <style:text-properties officeooo:rsid="006d3975"/>
    </style:style>
    <style:style style:name="T18" style:family="text">
      <style:text-properties officeooo:rsid="006e2d3f"/>
    </style:style>
    <style:style style:name="T19" style:family="text">
      <style:text-properties style:font-name="Arial" officeooo:rsid="006e2d3f"/>
    </style:style>
    <style:style style:name="T20" style:family="text">
      <style:text-properties style:font-name="Arial1" officeooo:rsid="006e2d3f"/>
    </style:style>
    <style:style style:name="T21" style:family="text">
      <style:text-properties officeooo:rsid="006e9574"/>
    </style:style>
    <style:style style:name="T22" style:family="text">
      <style:text-properties officeooo:rsid="006ed611"/>
    </style:style>
    <style:style style:name="T23" style:family="text">
      <style:text-properties officeooo:rsid="006fd5b4"/>
    </style:style>
    <style:style style:name="T24" style:family="text">
      <style:text-properties officeooo:rsid="00713cd1"/>
    </style:style>
    <style:style style:name="T25" style:family="text">
      <style:text-properties officeooo:rsid="0072cbf0"/>
    </style:style>
    <style:style style:name="T26" style:family="text">
      <style:text-properties officeooo:rsid="0073a931"/>
    </style:style>
    <style:style style:name="T27" style:family="text">
      <style:text-properties officeooo:rsid="0075ae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25"><text:title>Control.In Input File</text:title></text:p>
      <text:h text:style-name="P149" text:outline-level="1">Introduction</text:h>
      <text:p text:style-name="P7"><text:span text:style-name="T5">The “control.in” file controls the basic operation of the program. <text:s/>This is where you decide on what type of analysis oFreq should perform. <text:s/>You also enter a few basic parameters that are global to the entire program: <text:s/>wave directions and wave frequencies. <text:s/>And finally, this file selects the wave model to use.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Control.In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Folder:</text:p>
          </table:table-cell>
          <table:table-cell table:style-name="Table1.B1" office:value-type="string">
            <text:p text:style-name="P45">Contained in the “system” folder</text:p>
          </table:table-cell>
        </table:table-row>
        <table:table-row>
          <table:table-cell table:style-name="Table1.A2" office:value-type="string">
            <text:p text:style-name="P45">Filename:</text:p>
          </table:table-cell>
          <table:table-cell table:style-name="Table1.B2" office:value-type="string">
            <text:p text:style-name="P45">control.in</text:p>
          </table:table-cell>
        </table:table-row>
        <table:table-row>
          <table:table-cell table:style-name="Table1.A2" office:value-type="string">
            <text:p text:style-name="P45">Instances:</text:p>
          </table:table-cell>
          <table:table-cell table:style-name="Table1.B3" office:value-type="string">
            <text:p text:style-name="P46">There can only be one control file contained in any oFreq analysis.</text:p>
          </table:table-cell>
        </table:table-row>
      </table:table>
      <text:h text:style-name="P150" text:outline-level="1">Organization</text:h>
      <text:p text:style-name="P156">The headings in this document show the hierarchy of information, and that hierarchy matters. <text:s/></text:p>
      <text:list xml:id="list7874149042" text:style-name="L5">
        <text:list-item>
          <text:p text:style-name="P155">Level 1 headings are used to organize general concepts. <text:s/>This does not reflect the actual organization used in the input files. (Example: <text:s/>2 Organization)</text:p>
        </text:list-item>
        <text:list-item>
          <text:p text:style-name="P155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155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155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121" text:outline-level="2">Object Names</text:h>
      <text:p text:style-name="P156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156"><text:soft-page-break/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172" text:outline-level="3">Keyword Names</text:h>
      <text:p text:style-name="P162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1">Table 2.1</text:sequence-ref></text:span><text:span text:style-name="T3">, which lists all the specific details for the keyword.</text:span></text:p>
      <text:p text:style-name="P126"><text:span text:style-name="T3">Table </text:span><text:sequence text:ref-name="refTable9" text:name="Table" text:formula="ooow:Table+1" style:num-format="1">2.1</text:sequence>: <text:s/><text:span text:style-name="T3">Keyword Name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7">Scope:</text:p>
          </table:table-cell>
          <table:table-cell table:style-name="Table2.B1" office:value-type="string">
            <text:p text:style-name="P98">This describes the scope of the keyword, which objects it can be used under. <text:s/>The full scope is always given like this:</text:p>
            <text:p text:style-name="P98"/>
            <text:p text:style-name="P98">object1::object2::keyword</text:p>
            <text:p text:style-name="P98"/>
            <text:p text:style-name="P98">This shows that some objects may be nested in other objects, showing you the full structure expected to correctly use this keyword. <text:s/></text:p>
            <text:p text:style-name="P98"/>
            <text:p text:style-name="P98">If a keyword can be used in multiple objects, you will find multiple scopes listed.</text:p>
          </table:table-cell>
        </table:table-row>
        <table:table-row>
          <table:table-cell table:style-name="Table2.A2" office:value-type="string">
            <text:p text:style-name="P97">Format:</text:p>
          </table:table-cell>
          <table:table-cell table:style-name="Table2.B2" office:value-type="string">
            <text:p text:style-name="P98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Table2.A2" office:value-type="string">
            <text:p text:style-name="P97">Valid Range:</text:p>
          </table:table-cell>
          <table:table-cell table:style-name="Table2.B7" office:value-type="string">
            <text:p text:style-name="P98">Even if you get the format right, some keywords only like a specific range of values. <text:s/>Any restrictions are listed here.</text:p>
          </table:table-cell>
        </table:table-row>
        <table:table-row>
          <table:table-cell table:style-name="Table2.A2" office:value-type="string">
            <text:p text:style-name="P86">Instances:</text:p>
          </table:table-cell>
          <table:table-cell table:style-name="Table2.B7" office:value-type="string">
            <text:p text:style-name="P88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Table2.A2" office:value-type="string">
            <text:p text:style-name="P99">Required:</text:p>
          </table:table-cell>
          <table:table-cell table:style-name="Table2.B7" office:value-type="string">
            <text:p text:style-name="P99">States whether the input is required, or if oFreq will assume a default value without any input.</text:p>
          </table:table-cell>
        </table:table-row>
        <table:table-row>
          <table:table-cell table:style-name="Table2.A2" office:value-type="string">
            <text:p text:style-name="P99">Default Value:</text:p>
          </table:table-cell>
          <table:table-cell table:style-name="Table2.B7" office:value-type="string">
            <text:p text:style-name="P99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Table2.A2" office:value-type="string">
            <text:p text:style-name="P102"><text:span text:style-name="T4">Dependents</text:span><text:span text:style-name="T3">:</text:span></text:p>
          </table:table-cell>
          <table:table-cell table:style-name="Table2.B7" office:value-type="string">
            <text:p text:style-name="P98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Table2.A2" office:value-type="string">
            <text:p text:style-name="P97">Similar Keywords:</text:p>
          </table:table-cell>
          <table:table-cell table:style-name="Table2.B8" office:value-type="string">
            <text:p text:style-name="P98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163"/>
      <text:p text:style-name="P156">Example:</text:p>
      <text:p text:style-name="P118">Every keyword-value pair includes at least one example.</text:p>
      <text:p text:style-name="P147"/>
      <text:h text:style-name="P152" text:outline-level="1">Seafile Declaration</text:h>
      <text:p text:style-name="P164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123" text:outline-level="2"><text:soft-page-break/>“seafile” Object</text:h>
      <text:p text:style-name="P164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174" text:outline-level="3">“version” keyword </text:h>
      <text:p text:style-name="P170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2">Table 3.1</text:sequence-ref></text:span><text:span text:style-name="T6"> lists the keyword details.</text:span></text:p>
      <text:p text:style-name="P126"><text:span text:style-name="T3">Table </text:span><text:sequence text:ref-name="refTable10" text:name="Table" text:formula="ooow:Table+1" style:num-format="1">3.1</text:sequence>: <text:s/>“<text:span text:style-name="T7">version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7">Scope:</text:p>
          </table:table-cell>
          <table:table-cell table:style-name="Table3.B1" office:value-type="string">
            <text:p text:style-name="P100">seafile::version</text:p>
          </table:table-cell>
        </table:table-row>
        <table:table-row>
          <table:table-cell table:style-name="Table3.A2" office:value-type="string">
            <text:p text:style-name="P97">Format:</text:p>
          </table:table-cell>
          <table:table-cell table:style-name="Table3.B2" office:value-type="string">
            <text:p text:style-name="P100">Decimal input (Example: <text:s/>1.0)</text:p>
          </table:table-cell>
        </table:table-row>
        <table:table-row>
          <table:table-cell table:style-name="Table3.A2" office:value-type="string">
            <text:p text:style-name="P97">Valid Range:</text:p>
          </table:table-cell>
          <table:table-cell table:style-name="Table3.B7" office:value-type="string">
            <text:p text:style-name="P100">1.0</text:p>
          </table:table-cell>
        </table:table-row>
        <table:table-row>
          <table:table-cell table:style-name="Table3.A2" office:value-type="string">
            <text:p text:style-name="P86">Instances:</text:p>
          </table:table-cell>
          <table:table-cell table:style-name="Table3.B7" office:value-type="string">
            <text:p text:style-name="P88"><text:span text:style-name="T26">1</text:span></text:p>
          </table:table-cell>
        </table:table-row>
        <table:table-row>
          <table:table-cell table:style-name="Table3.A2" office:value-type="string">
            <text:p text:style-name="P99">Required:</text:p>
          </table:table-cell>
          <table:table-cell table:style-name="Table3.B7" office:value-type="string">
            <text:p text:style-name="P100">Required</text:p>
          </table:table-cell>
        </table:table-row>
        <table:table-row>
          <table:table-cell table:style-name="Table3.A2" office:value-type="string">
            <text:p text:style-name="P99">Default Value:</text:p>
          </table:table-cell>
          <table:table-cell table:style-name="Table3.B7" office:value-type="string">
            <text:p text:style-name="P100">None</text:p>
          </table:table-cell>
        </table:table-row>
        <table:table-row>
          <table:table-cell table:style-name="Table3.A2" office:value-type="string">
            <text:p text:style-name="P102"><text:span text:style-name="T4">Dependents</text:span><text:span text:style-name="T3">:</text:span></text:p>
          </table:table-cell>
          <table:table-cell table:style-name="Table3.B7" office:value-type="string">
            <text:p text:style-name="P100">seafile::format</text:p>
            <text:p text:style-name="P100">seafile::object</text:p>
          </table:table-cell>
        </table:table-row>
        <table:table-row>
          <table:table-cell table:style-name="Table3.A2" office:value-type="string">
            <text:p text:style-name="P97">Similar Keywords:</text:p>
          </table:table-cell>
          <table:table-cell table:style-name="Table3.B8" office:value-type="string">
            <text:p text:style-name="P100">None</text:p>
          </table:table-cell>
        </table:table-row>
      </table:table>
      <text:p text:style-name="P165"/>
      <text:p text:style-name="P166">Example:</text:p>
      <text:p text:style-name="P119">version<text:tab/>1.0;</text:p>
      <text:p text:style-name="P148"/>
      <text:h text:style-name="P178" text:outline-level="3"><text:span text:style-name="T6">“</text:span><text:span text:style-name="T7">format” Keyword </text:span></text:h>
      <text:p text:style-name="P170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3">Table 3.2</text:sequence-ref></text:span><text:span text:style-name="T6"> lists the keyword details.</text:span></text:p>
      <text:p text:style-name="P126"><text:soft-page-break/><text:span text:style-name="T3">Table </text:span><text:sequence text:ref-name="refTable11" text:name="Table" text:formula="ooow:Table+1" style:num-format="1">3.2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7">Scope:</text:p>
          </table:table-cell>
          <table:table-cell table:style-name="Table4.B1" office:value-type="string">
            <text:p text:style-name="P98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97">Format:</text:p>
          </table:table-cell>
          <table:table-cell table:style-name="Table4.B2" office:value-type="string">
            <text:p text:style-name="P101">text input</text:p>
          </table:table-cell>
        </table:table-row>
        <table:table-row>
          <table:table-cell table:style-name="Table4.A2" office:value-type="string">
            <text:p text:style-name="P97">Valid Range:</text:p>
          </table:table-cell>
          <table:table-cell table:style-name="Table4.B7" office:value-type="string">
            <text:p text:style-name="P101">ascii</text:p>
          </table:table-cell>
        </table:table-row>
        <table:table-row>
          <table:table-cell table:style-name="Table4.A2" office:value-type="string">
            <text:p text:style-name="P86">Instances:</text:p>
          </table:table-cell>
          <table:table-cell table:style-name="Table4.B7" office:value-type="string">
            <text:p text:style-name="P88"><text:span text:style-name="T26">1</text:span></text:p>
          </table:table-cell>
        </table:table-row>
        <table:table-row>
          <table:table-cell table:style-name="Table4.A2" office:value-type="string">
            <text:p text:style-name="P99">Required:</text:p>
          </table:table-cell>
          <table:table-cell table:style-name="Table4.B7" office:value-type="string">
            <text:p text:style-name="P100">Required</text:p>
          </table:table-cell>
        </table:table-row>
        <table:table-row>
          <table:table-cell table:style-name="Table4.A2" office:value-type="string">
            <text:p text:style-name="P99">Default Value:</text:p>
          </table:table-cell>
          <table:table-cell table:style-name="Table4.B7" office:value-type="string">
            <text:p text:style-name="P100">None</text:p>
          </table:table-cell>
        </table:table-row>
        <table:table-row>
          <table:table-cell table:style-name="Table4.A2" office:value-type="string">
            <text:p text:style-name="P102"><text:span text:style-name="T4">Dependents</text:span><text:span text:style-name="T3">:</text:span></text:p>
          </table:table-cell>
          <table:table-cell table:style-name="Table4.B7" office:value-type="string">
            <text:p text:style-name="P98"><text:span text:style-name="T6">seafile::</text:span><text:span text:style-name="T7">version</text:span></text:p>
            <text:p text:style-name="P100">seafile::object</text:p>
          </table:table-cell>
        </table:table-row>
        <table:table-row>
          <table:table-cell table:style-name="Table4.A2" office:value-type="string">
            <text:p text:style-name="P97">Similar Keywords:</text:p>
          </table:table-cell>
          <table:table-cell table:style-name="Table4.B8" office:value-type="string">
            <text:p text:style-name="P100">None</text:p>
          </table:table-cell>
        </table:table-row>
      </table:table>
      <text:p text:style-name="P165"/>
      <text:p text:style-name="P166">Example:</text:p>
      <text:p text:style-name="P119">format <text:tab/>ascii;</text:p>
      <text:p text:style-name="P148"/>
      <text:h text:style-name="P178" text:outline-level="3"><text:span text:style-name="T6">“</text:span><text:span text:style-name="T7">object” Keyword </text:span></text:h>
      <text:p text:style-name="P168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124"><text:span text:style-name="T6"><text:sequence-ref text:reference-format="category-and-value" text:ref-name="refTable4">Table 3.3</text:sequence-ref></text:span><text:span text:style-name="T6"> lists the keyword details.</text:span></text:p>
      <text:p text:style-name="P126"><text:span text:style-name="T3">Table </text:span><text:sequence text:ref-name="refTable12" text:name="Table" text:formula="ooow:Table+1" style:num-format="1">3.3</text:sequence>: <text:s/>“<text:span text:style-name="T7">format”</text:span><text:span text:style-name="T3"> Detail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7">Scope:</text:p>
          </table:table-cell>
          <table:table-cell table:style-name="Table9.B1" office:value-type="string">
            <text:p text:style-name="P98"><text:span text:style-name="T6">seafile::</text:span><text:span text:style-name="T7">format</text:span></text:p>
          </table:table-cell>
        </table:table-row>
        <table:table-row>
          <table:table-cell table:style-name="Table9.A2" office:value-type="string">
            <text:p text:style-name="P97">Format:</text:p>
          </table:table-cell>
          <table:table-cell table:style-name="Table9.B2" office:value-type="string">
            <text:p text:style-name="P101">text input</text:p>
          </table:table-cell>
        </table:table-row>
        <table:table-row>
          <table:table-cell table:style-name="Table9.A2" office:value-type="string">
            <text:p text:style-name="P97">Valid Range:</text:p>
          </table:table-cell>
          <table:table-cell table:style-name="Table9.B7" office:value-type="string">
            <text:p text:style-name="P101">ascii</text:p>
          </table:table-cell>
        </table:table-row>
        <table:table-row>
          <table:table-cell table:style-name="Table9.A2" office:value-type="string">
            <text:p text:style-name="P86">Instances:</text:p>
          </table:table-cell>
          <table:table-cell table:style-name="Table9.B7" office:value-type="string">
            <text:p text:style-name="P88"><text:span text:style-name="T26">1</text:span></text:p>
          </table:table-cell>
        </table:table-row>
        <table:table-row>
          <table:table-cell table:style-name="Table9.A2" office:value-type="string">
            <text:p text:style-name="P99">Required:</text:p>
          </table:table-cell>
          <table:table-cell table:style-name="Table9.B7" office:value-type="string">
            <text:p text:style-name="P100">Required</text:p>
          </table:table-cell>
        </table:table-row>
        <table:table-row>
          <table:table-cell table:style-name="Table9.A2" office:value-type="string">
            <text:p text:style-name="P99">Default Value:</text:p>
          </table:table-cell>
          <table:table-cell table:style-name="Table9.B7" office:value-type="string">
            <text:p text:style-name="P100">None</text:p>
          </table:table-cell>
        </table:table-row>
        <table:table-row>
          <table:table-cell table:style-name="Table9.A2" office:value-type="string">
            <text:p text:style-name="P102"><text:span text:style-name="T4">Dependents</text:span><text:span text:style-name="T3">:</text:span></text:p>
          </table:table-cell>
          <table:table-cell table:style-name="Table9.B7" office:value-type="string">
            <text:p text:style-name="P98"><text:span text:style-name="T6">seafile::</text:span><text:span text:style-name="T7">version</text:span></text:p>
            <text:p text:style-name="P100">seafile::object</text:p>
          </table:table-cell>
        </table:table-row>
        <table:table-row>
          <table:table-cell table:style-name="Table9.A2" office:value-type="string">
            <text:p text:style-name="P97">Similar Keywords:</text:p>
          </table:table-cell>
          <table:table-cell table:style-name="Table9.B8" office:value-type="string">
            <text:p text:style-name="P100">None</text:p>
          </table:table-cell>
        </table:table-row>
      </table:table>
      <text:p text:style-name="P170"/>
      <text:p text:style-name="P168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167">Example:</text:p>
      <text:p text:style-name="P117"><text:span text:style-name="T7">object<text:tab/>dictionary;</text:span></text:p>
      <text:p text:style-name="P16"/>
      <text:h text:style-name="P153" text:outline-level="1"><text:soft-page-break/><text:span text:style-name="T27">Objects Specific to the Control.in Input File</text:span></text:h>
      <text:h text:style-name="DocHeading2" text:outline-level="2">“<text:span text:style-name="T8">system” object</text:span></text:h>
      <text:p text:style-name="P157">Aside from the seafile object, this is the only object declared in the control input file. <text:s/>The system object defines the following information:</text:p>
      <text:list xml:id="list9669294011" text:style-name="L2">
        <text:list-item>
          <text:p text:style-name="P158">What type of analysis to run.</text:p>
        </text:list-item>
        <text:list-item>
          <text:p text:style-name="P158">Which wave frequencies to use.</text:p>
        </text:list-item>
        <text:list-item>
          <text:p text:style-name="P158">Which wave directions to use.</text:p>
        </text:list-item>
        <text:list-item>
          <text:p text:style-name="P158">Which wave model to use.</text:p>
        </text:list-item>
      </text:list>
      <text:p text:style-name="P157">This is all information that is essentially the basis for all other physics in the model. <text:s/>Even items such as the wave amplitude usually depend on wave frequency and direction.</text:p>
      <text:h text:style-name="P175" text:outline-level="3">“analysis” Keyword </text:h>
      <text:p text:style-name="P157">The analysis keyword specifies which type of analysis to run. <text:s/>There are two types to select from:</text:p>
      <text:list xml:id="list503942445" text:style-name="L3">
        <text:list-item>
          <text:p text:style-name="P159">“response” analysis.</text:p>
        </text:list-item>
        <text:list-item>
          <text:p text:style-name="P160"><text:span text:style-name="T8">“resonan</text:span><text:span text:style-name="T15">ce</text:span><text:span text:style-name="T8">” analysis.</text:span></text:p>
        </text:list-item>
      </text:list>
      <text:p text:style-name="P157">The response analysis calculates the response of the bodies for the given inputs supplied. <text:s/>It provides absolute magnitude data for all its outputs. <text:s/>Outputs depend on the wave frequencies and directions. <text:s/></text:p>
      <text:p text:style-name="P157">The resonant analysis instead calculates the damped natural frequencies for the bodies, given all the force inputs supplied. <text:s/>When running a resonant analysis, active forces can be included, but oFreq will ignore them. <text:s/>The defined wave frequencies are also ignore. <text:s/>In a resonant analysis, oFreq proceeds through each wave direction and uses the reactive and crossbody forces to calculate all natural frequencies of the system. <text:s/>It then provides outputs at each of the resonant frequencies, for each wave direction. <text:s/>All outputs are only relative to show the mode shape of each resonant frequency. <text:s/></text:p>
      <text:p text:style-name="P103">In a resonant analysis, output values are not absolute. <text:s/>They are all relative to each other. <text:s/>They only have significance for relative comparison to show the mode shapes reflected in each output.</text:p>
      <text:p text:style-name="P4"><text:span text:style-name="T6"><text:sequence-ref text:reference-format="category-and-value" text:ref-name="refTable5">Table 4.1</text:sequence-ref></text:span><text:span text:style-name="T6"> lists the keyword details.</text:span></text:p>
      <text:p text:style-name="P73"><text:soft-page-break/><text:span text:style-name="T3">Table </text:span><text:sequence text:ref-name="refTable5" text:name="Table" text:formula="ooow:Table+1" style:num-format="1">4.1</text:sequence>: <text:s/>“<text:span text:style-name="T7">format”</text:span><text:span text:style-name="T3"> Detail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Scope:</text:p>
          </table:table-cell>
          <table:table-cell table:style-name="Table5.B1" office:value-type="string">
            <text:p text:style-name="P89">system::analysis</text:p>
          </table:table-cell>
        </table:table-row>
        <table:table-row>
          <table:table-cell table:style-name="Table5.A2" office:value-type="string">
            <text:p text:style-name="P31">Format:</text:p>
          </table:table-cell>
          <table:table-cell table:style-name="Table5.B2" office:value-type="string">
            <text:p text:style-name="P64"><text:span text:style-name="T9">T</text:span>ext input. <text:s/><text:span text:style-name="T9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5.A2" office:value-type="string">
            <text:p text:style-name="P31">Valid Range:</text:p>
          </table:table-cell>
          <table:table-cell table:style-name="Table5.B7" office:value-type="string">
            <text:p text:style-name="P89">“response”</text:p>
            <text:p text:style-name="P64"><text:span text:style-name="T8">“resonan</text:span><text:span text:style-name="T15">ce</text:span><text:span text:style-name="T8">”</text:span></text:p>
          </table:table-cell>
        </table:table-row>
        <table:table-row>
          <table:table-cell table:style-name="Table5.A2" office:value-type="string">
            <text:p text:style-name="P82">Instances:</text:p>
          </table:table-cell>
          <table:table-cell table:style-name="Table5.B7" office:value-type="string">
            <text:p text:style-name="P82">Single</text:p>
          </table:table-cell>
        </table:table-row>
        <table:table-row>
          <table:table-cell table:style-name="Table5.A2" office:value-type="string">
            <text:p text:style-name="P51">Required:</text:p>
          </table:table-cell>
          <table:table-cell table:style-name="Table5.B7" office:value-type="string">
            <text:p text:style-name="P58">Required</text:p>
          </table:table-cell>
        </table:table-row>
        <table:table-row>
          <table:table-cell table:style-name="Table5.A2" office:value-type="string">
            <text:p text:style-name="P51">Default Value:</text:p>
          </table:table-cell>
          <table:table-cell table:style-name="Table5.B7" office:value-type="string">
            <text:p text:style-name="P58">None</text:p>
          </table:table-cell>
        </table:table-row>
        <table:table-row>
          <table:table-cell table:style-name="Table5.A2" office:value-type="string">
            <text:p text:style-name="P66"><text:span text:style-name="T4">Dependents</text:span><text:span text:style-name="T3">:</text:span></text:p>
          </table:table-cell>
          <table:table-cell table:style-name="Table5.B7" office:value-type="string">
            <text:p text:style-name="P89">None</text:p>
          </table:table-cell>
        </table:table-row>
        <table:table-row>
          <table:table-cell table:style-name="Table5.A2" office:value-type="string">
            <text:p text:style-name="P31">Similar Keywords:</text:p>
          </table:table-cell>
          <table:table-cell table:style-name="Table5.B8" office:value-type="string">
            <text:p text:style-name="P58">None</text:p>
          </table:table-cell>
        </table:table-row>
      </table:table>
      <text:p text:style-name="P157"/>
      <text:p text:style-name="P127">Example, Response Analysis:</text:p>
      <text:p text:style-name="P105">analysis “response”;</text:p>
      <text:p text:style-name="P135"/>
      <text:p text:style-name="P128">Example, Resonant Analysis:</text:p>
      <text:p text:style-name="P23"><text:span text:style-name="T10">analysis “resona</text:span><text:span text:style-name="T11">nce</text:span><text:span text:style-name="T10">”;</text:span></text:p>
      <text:p text:style-name="P135"/>
      <text:h text:style-name="P176" text:outline-level="3">“frequency” Keyword </text:h>
      <text:p text:style-name="P161">The frequency keyword specifies the wave frequencies for the analysis. <text:s/>Frequency units are radians per second (rad/s).</text:p>
      <text:p text:style-name="P17"><text:span text:style-name="T12">If the “resonance” analysis is selected, this keyword gets ignored. <text:s/>But oFreq will still allow you to include it. <text:s/>This allows you to easily switch from a response analysis to a resonance analysis, with minimal changes. <text:s/></text:span><text:span text:style-name="T6"><text:sequence-ref text:reference-format="category-and-value" text:ref-name="refTable6">Table 4.2</text:sequence-ref></text:span><text:span text:style-name="T6"> lists the keyword details.</text:span></text:p>
      <text:p text:style-name="P74"><text:span text:style-name="T3">Table </text:span><text:sequence text:ref-name="refTable6" text:name="Table" text:formula="ooow:Table+1" style:num-format="1">4.2</text:sequence>: <text:s/>“<text:span text:style-name="T18">frequency</text:span><text:span text:style-name="T7">”</text:span><text:span text:style-name="T3"> Detail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Scope:</text:p>
          </table:table-cell>
          <table:table-cell table:style-name="Table6.B1" office:value-type="string">
            <text:p text:style-name="P39"><text:span text:style-name="T8">system::</text:span><text:span text:style-name="T16">frequency</text:span></text:p>
          </table:table-cell>
        </table:table-row>
        <table:table-row>
          <table:table-cell table:style-name="Table6.A2" office:value-type="string">
            <text:p text:style-name="P32">Format:</text:p>
          </table:table-cell>
          <table:table-cell table:style-name="Table6.B2" office:value-type="string">
            <text:p text:style-name="P92">List input. <text:s/>Individual entries are decimal numbers. <text:s/>Scientific notation is also permitted. (5.0E-10)</text:p>
          </table:table-cell>
        </table:table-row>
        <table:table-row>
          <table:table-cell table:style-name="Table6.A2" office:value-type="string">
            <text:p text:style-name="P32">Valid Range:</text:p>
          </table:table-cell>
          <table:table-cell table:style-name="Table6.B7" office:value-type="string">
            <text:p text:style-name="P92">Greater than 0.0. <text:s/>Do not include 0.0</text:p>
          </table:table-cell>
        </table:table-row>
        <table:table-row>
          <table:table-cell table:style-name="Table6.A2" office:value-type="string">
            <text:p text:style-name="P83">Instances:</text:p>
          </table:table-cell>
          <table:table-cell table:style-name="Table6.B7" office:value-type="string">
            <text:p text:style-name="P92">Multiple. <text:s/>No limit on number of instances.</text:p>
          </table:table-cell>
        </table:table-row>
        <table:table-row>
          <table:table-cell table:style-name="Table6.A2" office:value-type="string">
            <text:p text:style-name="P52">Required:</text:p>
          </table:table-cell>
          <table:table-cell table:style-name="Table6.B7" office:value-type="string">
            <text:p text:style-name="P59">Required</text:p>
          </table:table-cell>
        </table:table-row>
        <table:table-row>
          <table:table-cell table:style-name="Table6.A2" office:value-type="string">
            <text:p text:style-name="P52">Default Value:</text:p>
          </table:table-cell>
          <table:table-cell table:style-name="Table6.B7" office:value-type="string">
            <text:p text:style-name="P59">None</text:p>
          </table:table-cell>
        </table:table-row>
        <table:table-row>
          <table:table-cell table:style-name="Table6.A2" office:value-type="string">
            <text:p text:style-name="P67"><text:span text:style-name="T4">Dependents</text:span><text:span text:style-name="T3">:</text:span></text:p>
          </table:table-cell>
          <table:table-cell table:style-name="Table6.B7" office:value-type="string">
            <text:p text:style-name="P90">None</text:p>
          </table:table-cell>
        </table:table-row>
        <table:table-row>
          <table:table-cell table:style-name="Table6.A2" office:value-type="string">
            <text:p text:style-name="P32">Similar Keywords:</text:p>
          </table:table-cell>
          <table:table-cell table:style-name="Table6.B8" office:value-type="string">
            <text:p text:style-name="P94">direction </text:p>
          </table:table-cell>
        </table:table-row>
      </table:table>
      <text:p text:style-name="P136"/>
      <text:p text:style-name="P139">The frequency keyword expects a list of frequency values. <text:s/>This list must contain at least a single entry. <text:s/>Entries in the list do not need to be consecutive or evenly spaced. <text:s/></text:p>
      <text:p text:style-name="P129"><text:soft-page-break/>Example:</text:p>
      <text:p text:style-name="P109"><text:s text:c="2"/>//Wave frequencies [rad/s]</text:p>
      <text:p text:style-name="P109"><text:s text:c="2"/>frequency (</text:p>
      <text:p text:style-name="P109"><text:s text:c="2"/>0.001</text:p>
      <text:p text:style-name="P109"><text:s text:c="2"/>0.317</text:p>
      <text:p text:style-name="P109"><text:s text:c="2"/>0.790</text:p>
      <text:p text:style-name="P109"><text:s text:c="2"/>1.106</text:p>
      <text:p text:style-name="P109"><text:s text:c="2"/>1.264</text:p>
      <text:p text:style-name="P109"><text:s text:c="2"/>1.422</text:p>
      <text:p text:style-name="P109"><text:s text:c="2"/>1.895</text:p>
      <text:p text:style-name="P109"><text:s text:c="2"/>2.053</text:p>
      <text:p text:style-name="P109"><text:s text:c="2"/>2.369</text:p>
      <text:p text:style-name="P109"><text:s text:c="2"/>2.526</text:p>
      <text:p text:style-name="P109"><text:s text:c="2"/>2.684</text:p>
      <text:p text:style-name="P109"><text:s text:c="2"/>2.842</text:p>
      <text:p text:style-name="P109"><text:s text:c="2"/>3.000</text:p>
      <text:p text:style-name="P109"><text:s text:c="2"/>);</text:p>
      <text:p text:style-name="P140"/>
      <text:p text:style-name="P141">You can also avoid typing all the frequencies by using the ellipsis (…). <text:s/>In this case, oFreq assumes an evenly spaced list of wave frequencies. <text:s/>It calculates the spacing between frequencies from the first two entries in the list. <text:s/>It takes the last entry as the upper limit. <text:s/>All other wave frequencies are ignored.</text:p>
      <text:p text:style-name="P130">Example:</text:p>
      <text:p text:style-name="P110"><text:s text:c="2"/>//Wave frequencies [rad/s]</text:p>
      <text:p text:style-name="P110"><text:s text:c="2"/>frequency (</text:p>
      <text:p text:style-name="P110"><text:s text:c="2"/>0.317</text:p>
      <text:p text:style-name="P110"><text:s text:c="2"/>0.790</text:p>
      <text:p text:style-name="P109"><text:s text:c="2"/>...</text:p>
      <text:p text:style-name="P110"><text:s text:c="2"/>1.106</text:p>
      <text:p text:style-name="P111"><text:s text:c="2"/>3.000</text:p>
      <text:p text:style-name="P111"><text:s text:c="2"/>);</text:p>
      <text:p text:style-name="P142"/>
      <text:p text:style-name="P144">In this example, oFreq calculated a spacing of 0.473 rad/s (0.790 – 0.317). <text:s/>It generated a list starting from 0.317, up to 2.682, regularly spaced, and the last entry was added in. <text:s/>(Notice that the value of 1.106 was completely ignored.) <text:s/>This resulted in the following list of wave frequencies.</text:p>
      <text:list xml:id="list1507694727" text:style-name="L4">
        <text:list-item>
          <text:p text:style-name="P145">0.317</text:p>
        </text:list-item>
        <text:list-item>
          <text:p text:style-name="P145">0.790</text:p>
        </text:list-item>
        <text:list-item>
          <text:p text:style-name="P145">1.263</text:p>
        </text:list-item>
        <text:list-item>
          <text:p text:style-name="P145">1.736</text:p>
        </text:list-item>
        <text:list-item>
          <text:p text:style-name="P145">2.209</text:p>
        </text:list-item>
        <text:list-item>
          <text:p text:style-name="P145">2.682</text:p>
        </text:list-item>
        <text:list-item>
          <text:p text:style-name="P145">3.000</text:p>
        </text:list-item>
      </text:list>
      <text:p text:style-name="P144">You can have multiple frequency lists specified within the same system object. <text:s/>For example, you can define one frequency list of regularly spaced frequencies, and a second list for a few specific frequencies of interest. <text:s/>oFreq will combine both entries into a single ordered list that it uses for the analysis. <text:s/></text:p>
      <text:p text:style-name="P132">Example:</text:p>
      <text:p text:style-name="P109"><text:s text:c="2"/>//Wave frequencies [rad/s]</text:p>
      <text:p text:style-name="P109"><text:soft-page-break/><text:s text:c="2"/>frequency (</text:p>
      <text:p text:style-name="P109"><text:s text:c="2"/>0.317</text:p>
      <text:p text:style-name="P109"><text:s text:c="2"/>0.790</text:p>
      <text:p text:style-name="P109"><text:s text:c="2"/>...</text:p>
      <text:p text:style-name="P109"><text:s text:c="2"/>1.106</text:p>
      <text:p text:style-name="P109"><text:s text:c="2"/>3.000</text:p>
      <text:p text:style-name="P109"><text:s text:c="2"/>);</text:p>
      <text:p text:style-name="P109"/>
      <text:p text:style-name="P109"><text:s text:c="2"/>frequency (</text:p>
      <text:p text:style-name="P109"><text:s text:c="2"/>0.001</text:p>
      <text:p text:style-name="P112"><text:s text:c="2"/>);</text:p>
      <text:p text:style-name="P104">Be careful. <text:s/>oFreq does not check if multiple lists produce the same frequency entries. <text:s/>If you get identical wave frequencies, this will cause errors with calculating the incident wave amplitude.</text:p>
      <text:h text:style-name="P177" text:outline-level="3">“direction” keyword </text:h>
      <text:p text:style-name="P18"><text:span text:style-name="T18">The direction keyword specifies the wave directions for the analysis. <text:s/>Wave directions are in units of radians. <text:s/>Rotation is positive counter-clockwise, with zero radians at the X-axis. <text:s/>Wave directions are specified in the global coordinate system; the positive X-axis point to True North. <text:s/></text:span><text:span text:style-name="T6"><text:sequence-ref text:reference-format="category-and-value" text:ref-name="refTable7">Table 4.3</text:sequence-ref></text:span><text:span text:style-name="T6"> lists the keyword details.</text:span></text:p>
      <text:p text:style-name="P75"><text:span text:style-name="T3">Table </text:span><text:sequence text:ref-name="refTable7" text:name="Table" text:formula="ooow:Table+1" style:num-format="1">4.3</text:sequence>: <text:s/>“<text:span text:style-name="T18">direction</text:span><text:span text:style-name="T7">”</text:span><text:span text:style-name="T3"> Detail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Scope:</text:p>
          </table:table-cell>
          <table:table-cell table:style-name="Table7.B1" office:value-type="string">
            <text:p text:style-name="P40"><text:span text:style-name="T8">system::</text:span><text:span text:style-name="T18">direction</text:span></text:p>
          </table:table-cell>
        </table:table-row>
        <table:table-row>
          <table:table-cell table:style-name="Table7.A2" office:value-type="string">
            <text:p text:style-name="P33">Format:</text:p>
          </table:table-cell>
          <table:table-cell table:style-name="Table7.B2" office:value-type="string">
            <text:p text:style-name="P93">List input. <text:s/>Individual entries are decimal numbers. <text:s/>Scientific notation is also permitted. (5.0E-10)</text:p>
          </table:table-cell>
        </table:table-row>
        <table:table-row>
          <table:table-cell table:style-name="Table7.A2" office:value-type="string">
            <text:p text:style-name="P33">Valid Range:</text:p>
          </table:table-cell>
          <table:table-cell table:style-name="Table7.B7" office:value-type="string">
            <text:p text:style-name="P65"><text:span text:style-name="T18">Anything within the range 0.000 – 6.283, inclusive (range of 0 to 2</text:span><text:span text:style-name="T19">π</text:span><text:span text:style-name="T20">)</text:span></text:p>
          </table:table-cell>
        </table:table-row>
        <table:table-row>
          <table:table-cell table:style-name="Table7.A2" office:value-type="string">
            <text:p text:style-name="P84">Instances:</text:p>
          </table:table-cell>
          <table:table-cell table:style-name="Table7.B7" office:value-type="string">
            <text:p text:style-name="P93">Multiple. <text:s/>No limit on number of instances.</text:p>
          </table:table-cell>
        </table:table-row>
        <table:table-row>
          <table:table-cell table:style-name="Table7.A2" office:value-type="string">
            <text:p text:style-name="P53">Required:</text:p>
          </table:table-cell>
          <table:table-cell table:style-name="Table7.B7" office:value-type="string">
            <text:p text:style-name="P60">Required</text:p>
          </table:table-cell>
        </table:table-row>
        <table:table-row>
          <table:table-cell table:style-name="Table7.A2" office:value-type="string">
            <text:p text:style-name="P53">Default Value:</text:p>
          </table:table-cell>
          <table:table-cell table:style-name="Table7.B7" office:value-type="string">
            <text:p text:style-name="P60">None</text:p>
          </table:table-cell>
        </table:table-row>
        <table:table-row>
          <table:table-cell table:style-name="Table7.A2" office:value-type="string">
            <text:p text:style-name="P68"><text:span text:style-name="T4">Dependents</text:span><text:span text:style-name="T3">:</text:span></text:p>
          </table:table-cell>
          <table:table-cell table:style-name="Table7.B7" office:value-type="string">
            <text:p text:style-name="P91">None</text:p>
          </table:table-cell>
        </table:table-row>
        <table:table-row>
          <table:table-cell table:style-name="Table7.A2" office:value-type="string">
            <text:p text:style-name="P33">Similar Keywords:</text:p>
          </table:table-cell>
          <table:table-cell table:style-name="Table7.B8" office:value-type="string">
            <text:p text:style-name="P94">frequency</text:p>
          </table:table-cell>
        </table:table-row>
      </table:table>
      <text:p text:style-name="P137"/>
      <text:p text:style-name="P80"><text:span text:style-name="T13">The </text:span><text:span text:style-name="T14">direction </text:span><text:span text:style-name="T13">keyword expects a list of </text:span><text:span text:style-name="T14">wave directions. <text:s/></text:span><text:span text:style-name="T13">This list must contain at least a single entry. <text:s/>Entries in the list do not need to be consecutive or evenly spaced. <text:s/></text:span></text:p>
      <text:p text:style-name="P131">Example:</text:p>
      <text:p text:style-name="P113"><text:s text:c="2"/>//Wave directions [rad]</text:p>
      <text:p text:style-name="P113"><text:s text:c="2"/>//Angle of 0 = True North, proceeding counter-clockwise</text:p>
      <text:p text:style-name="P113"><text:s text:c="2"/>direction (</text:p>
      <text:p text:style-name="P113"><text:s text:c="2"/>0.0000</text:p>
      <text:p text:style-name="P113"><text:s text:c="2"/>0.3491</text:p>
      <text:p text:style-name="P113"><text:s text:c="2"/>0.6981</text:p>
      <text:p text:style-name="P113"><text:s text:c="2"/>1.0472</text:p>
      <text:p text:style-name="P113"><text:s text:c="2"/>1.3963</text:p>
      <text:p text:style-name="P113"><text:s text:c="2"/>1.7453</text:p>
      <text:p text:style-name="P113"><text:s text:c="2"/>2.0944</text:p>
      <text:p text:style-name="P113"><text:s text:c="2"/>2.4435</text:p>
      <text:p text:style-name="P113"><text:s text:c="2"/>2.7925</text:p>
      <text:p text:style-name="P113"><text:s text:c="2"/>3.1416</text:p>
      <text:p text:style-name="P113"><text:s text:c="2"/>);</text:p>
      <text:p text:style-name="P143"><text:soft-page-break/></text:p>
      <text:p text:style-name="P80"><text:span text:style-name="T16">You can also avoid typing all the </text:span><text:span text:style-name="T18">directions</text:span><text:span text:style-name="T16"> by using the ellipsis (…). <text:s/>In this case, oFreq assumes an evenly spaced list of wave </text:span><text:span text:style-name="T18">directions</text:span><text:span text:style-name="T16">. <text:s/>It calculates the spacing between </text:span><text:span text:style-name="T18">directions </text:span><text:span text:style-name="T16">from the first two entries in the list. <text:s/>It takes the last entry as the upper limit. <text:s/>All other wave </text:span><text:span text:style-name="T18">directions</text:span><text:span text:style-name="T16"> are ignored.</text:span></text:p>
      <text:p text:style-name="P131">Example:</text:p>
      <text:p text:style-name="P114"><text:s text:c="2"/>direction (</text:p>
      <text:p text:style-name="P24"><text:span text:style-name="T18"><text:s text:c="2"/>0.</text:span><text:span text:style-name="T21">1000</text:span></text:p>
      <text:p text:style-name="P24"><text:span text:style-name="T18"><text:s text:c="2"/>0.</text:span><text:span text:style-name="T22">5</text:span><text:span text:style-name="T18">491</text:span></text:p>
      <text:p text:style-name="P114"><text:s text:c="2"/>...</text:p>
      <text:p text:style-name="P24"><text:span text:style-name="T18"><text:s text:c="2"/></text:span><text:span text:style-name="T21">1.5000</text:span></text:p>
      <text:p text:style-name="P24"><text:span text:style-name="T18"><text:s text:c="2"/>3.</text:span><text:span text:style-name="T21">0000</text:span></text:p>
      <text:p text:style-name="P114"><text:s text:c="2"/>);</text:p>
      <text:p text:style-name="P143"/>
      <text:p text:style-name="P80"><text:span text:style-name="T17">In this example, oFreq calculated a spacing of 0.</text:span><text:span text:style-name="T22">4</text:span><text:span text:style-name="T21">491</text:span><text:span text:style-name="T17"> rad (0.</text:span><text:span text:style-name="T22">5</text:span><text:span text:style-name="T21">491</text:span><text:span text:style-name="T17"> – </text:span><text:span text:style-name="T21">0.100</text:span><text:span text:style-name="T17">). <text:s/>It generated a list starting from </text:span><text:span text:style-name="T21">0.100</text:span><text:span text:style-name="T17">, up to </text:span><text:span text:style-name="T22">2.7946</text:span><text:span text:style-name="T17">, regularly spaced, and the last entry was added in. <text:s/>(Notice that the value of 1.</text:span><text:span text:style-name="T22">500</text:span><text:span text:style-name="T17"> was completely ignored.) <text:s/>This resulted in the following list of wave </text:span><text:span text:style-name="T22">directions</text:span><text:span text:style-name="T17">.</text:span></text:p>
      <text:list xml:id="list1489239652" text:continue-list="list1507694727" text:style-name="L4">
        <text:list-item text:start-value="1">
          <text:p text:style-name="P146">0.1000</text:p>
        </text:list-item>
        <text:list-item>
          <text:p text:style-name="P146">0.5491</text:p>
        </text:list-item>
        <text:list-item>
          <text:p text:style-name="P146">0.9982</text:p>
        </text:list-item>
        <text:list-item>
          <text:p text:style-name="P146">1.4473</text:p>
        </text:list-item>
        <text:list-item>
          <text:p text:style-name="P146">1.8964</text:p>
        </text:list-item>
        <text:list-item>
          <text:p text:style-name="P146">2.3455</text:p>
        </text:list-item>
        <text:list-item>
          <text:p text:style-name="P146">2.7946</text:p>
        </text:list-item>
        <text:list-item>
          <text:p text:style-name="P146">3.0000</text:p>
        </text:list-item>
      </text:list>
      <text:p text:style-name="P80"><text:span text:style-name="T17">You can have multiple </text:span><text:span text:style-name="T23">direction </text:span><text:span text:style-name="T17">lists specified within the same system object. <text:s/>For example, you can define one </text:span><text:span text:style-name="T23">direction </text:span><text:span text:style-name="T17">list of regularly spaced frequencies, and a second list for a few specific </text:span><text:span text:style-name="T23">directions </text:span><text:span text:style-name="T17">of interest. <text:s/>oFreq will combine both entries into a single ordered list that it uses for the analysis. <text:s/></text:span></text:p>
      <text:p text:style-name="P133">Example:</text:p>
      <text:p text:style-name="P115"><text:s text:c="2"/>direction (</text:p>
      <text:p text:style-name="P25"><text:span text:style-name="T18"><text:s text:c="2"/>0.</text:span><text:span text:style-name="T21">1000</text:span></text:p>
      <text:p text:style-name="P25"><text:span text:style-name="T18"><text:s text:c="2"/>0.</text:span><text:span text:style-name="T22">5</text:span><text:span text:style-name="T18">491</text:span></text:p>
      <text:p text:style-name="P115"><text:s text:c="2"/>...</text:p>
      <text:p text:style-name="P26"><text:span text:style-name="T18"><text:s text:c="2"/>3.</text:span><text:span text:style-name="T21">0000</text:span></text:p>
      <text:p text:style-name="P107"><text:s text:c="2"/>);</text:p>
      <text:p text:style-name="P106"/>
      <text:p text:style-name="P108"><text:s text:c="2"/>direction (</text:p>
      <text:p text:style-name="P108"><text:s text:c="2"/>0.1234</text:p>
      <text:p text:style-name="P108"><text:s text:c="2"/>0.5432</text:p>
      <text:p text:style-name="P108"><text:s text:c="2"/>);</text:p>
      <text:p text:style-name="P81"><text:span text:style-name="T17">Be careful. <text:s/>oFreq does not check if multiple lists produce the same </text:span><text:span text:style-name="T23">direction </text:span><text:span text:style-name="T17">entries. <text:s/>If you get identical wave </text:span><text:span text:style-name="T23">directions</text:span><text:span text:style-name="T17">, this will cause errors with calculating the incident wave amplitude.</text:span></text:p>
      <text:h text:style-name="DocHeading3" text:outline-level="3"><text:soft-page-break/><text:span text:style-name="T17">“</text:span><text:span text:style-name="T25">sea</text:span><text:span text:style-name="T24">model” keyword </text:span></text:h>
      <text:p text:style-name="P19"><text:span text:style-name="T24">The </text:span><text:span text:style-name="T25">sea</text:span><text:span text:style-name="T24">model specifies which wave model to use for the analysis. <text:s/>Typically, the body motions depend on the incident wave amplitude. <text:s/>And the incident wave amplitude depends on both wave frequency and wave direction. <text:s/>The user defines specific models that combine different empirical formulas for both frequency and direction to calculate the incident wave amplitude. <text:s/></text:span></text:p>
      <text:p text:style-name="P20"><text:span text:style-name="T24">The wave model is not defined within this input file. <text:s/>This input file only selects the wave model. <text:s/>The actual definition happens in the “seaenv.in” input file. <text:s/>oFreq allows the user to define multiple wave models and only use the single one they select for the analysis. <text:s/>This allows the user to build up a library of wave models for quick adaptation to new analyses. <text:s/></text:span><text:span text:style-name="T6"><text:sequence-ref text:reference-format="category-and-value" text:ref-name="refTable8">Table 4.4</text:sequence-ref></text:span><text:span text:style-name="T6"> lists the keyword details.</text:span></text:p>
      <text:p text:style-name="P76"><text:span text:style-name="T3">Table </text:span><text:sequence text:ref-name="refTable8" text:name="Table" text:formula="ooow:Table+1" style:num-format="1">4.4</text:sequence>: <text:s/>“<text:span text:style-name="T25">seamodel</text:span><text:span text:style-name="T7">”</text:span><text:span text:style-name="T3"> Details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Scope:</text:p>
          </table:table-cell>
          <table:table-cell table:style-name="Table8.B1" office:value-type="string">
            <text:p text:style-name="P41"><text:span text:style-name="T8">system::</text:span><text:span text:style-name="T25">seamodel</text:span></text:p>
          </table:table-cell>
        </table:table-row>
        <table:table-row>
          <table:table-cell table:style-name="Table8.A2" office:value-type="string">
            <text:p text:style-name="P34">Format:</text:p>
          </table:table-cell>
          <table:table-cell table:style-name="Table8.B2" office:value-type="string">
            <text:p text:style-name="P64"><text:span text:style-name="T9">T</text:span>ext input. <text:s/><text:span text:style-name="T9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8.A2" office:value-type="string">
            <text:p text:style-name="P34">Valid Range:</text:p>
          </table:table-cell>
          <table:table-cell table:style-name="Table8.B7" office:value-type="string">
            <text:p text:style-name="P95">Must exactly match the name of a wave model defined within the “seaenv.in” input file.</text:p>
          </table:table-cell>
        </table:table-row>
        <table:table-row>
          <table:table-cell table:style-name="Table8.A2" office:value-type="string">
            <text:p text:style-name="P85">Instances:</text:p>
          </table:table-cell>
          <table:table-cell table:style-name="Table8.B7" office:value-type="string">
            <text:p text:style-name="P96">Single</text:p>
          </table:table-cell>
        </table:table-row>
        <table:table-row>
          <table:table-cell table:style-name="Table8.A2" office:value-type="string">
            <text:p text:style-name="P54">Required:</text:p>
          </table:table-cell>
          <table:table-cell table:style-name="Table8.B7" office:value-type="string">
            <text:p text:style-name="P61">Required</text:p>
          </table:table-cell>
        </table:table-row>
        <table:table-row>
          <table:table-cell table:style-name="Table8.A2" office:value-type="string">
            <text:p text:style-name="P54">Default Value:</text:p>
          </table:table-cell>
          <table:table-cell table:style-name="Table8.B7" office:value-type="string">
            <text:p text:style-name="P61">None</text:p>
          </table:table-cell>
        </table:table-row>
        <table:table-row>
          <table:table-cell table:style-name="Table8.A2" office:value-type="string">
            <text:p text:style-name="P69"><text:span text:style-name="T4">Dependents</text:span><text:span text:style-name="T3">:</text:span></text:p>
          </table:table-cell>
          <table:table-cell table:style-name="Table8.B7" office:value-type="string">
            <text:p text:style-name="P96">Any of the sea models defined in “seaenv.in”</text:p>
            <text:p text:style-name="P96">sea_custom</text:p>
          </table:table-cell>
        </table:table-row>
        <table:table-row>
          <table:table-cell table:style-name="Table8.A2" office:value-type="string">
            <text:p text:style-name="P34">Similar Keywords:</text:p>
          </table:table-cell>
          <table:table-cell table:style-name="Table8.B8" office:value-type="string">
            <text:p text:style-name="P96">None</text:p>
          </table:table-cell>
        </table:table-row>
      </table:table>
      <text:p text:style-name="P138"/>
      <text:p text:style-name="P134">Example:</text:p>
      <text:p text:style-name="P116">//Model of incident wave distribution to use</text:p>
      <text:p text:style-name="P116"><text:s text:c="2"/>seamodel "wavemodel1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1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10_control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3T19:51:58</meta:creation-date>
    <meta:editing-cycles>27</meta:editing-cycles>
    <meta:editing-duration>PT1H21M14S</meta:editing-duration>
    <dc:description>Documentation for inputs contained in the Control.In input file.</dc:description>
    <dc:subject>C04-0020.0010</dc:subject>
    <dc:title>Control.In Input File</dc:title>
    <dc:date>2014-04-25T22:27:15</dc:date>
    <meta:document-statistic meta:table-count="9" meta:image-count="0" meta:object-count="0" meta:page-count="10" meta:paragraph-count="317" meta:word-count="2465" meta:character-count="15469" meta:non-whitespace-character-count="13052"/>
    <meta:user-defined meta:name="Info 1"/>
    <meta:user-defined meta:name="Info 2"/>
    <meta:user-defined meta:name="Info 3"/>
    <meta:user-defined meta:name="Info 4"/>
  </office:meta>
</office:document-meta>
</file>